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00000017FF0AD66A3.png" manifest:media-type="image/png"/>
  <manifest:file-entry manifest:full-path="Pictures/10000201000002350000018041E644C6.png" manifest:media-type="image/png"/>
  <manifest:file-entry manifest:full-path="Pictures/1000020100000237000001898C3D208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da79" officeooo:paragraph-rsid="0006da79"/>
    </style:style>
    <style:style style:name="P2" style:family="paragraph" style:parent-style-name="Standard">
      <style:text-properties officeooo:paragraph-rsid="0006da79"/>
    </style:style>
    <style:style style:name="T1" style:family="text">
      <style:text-properties officeooo:rsid="0006da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inear controller</text:span></text:p>
      <text:p text:style-name="Standard"><draw:frame draw:style-name="fr1" draw:name="Image1" text:anchor-type="paragraph" svg:x="0.4138in" svg:y="0.1118in" svg:width="5.9063in" svg:height="4.0937in" draw:z-index="0"><draw:image xlink:href="Pictures/1000020100000237000001898C3D2083.png" xlink:type="simple" xlink:show="embed" xlink:actuate="onLoad"/></draw:frame></text:p>
      <text:p text:style-name="Standard"/>
      <text:p text:style-name="P1">Backstepping</text:p>
      <text:p text:style-name="P1"/>
      <text:p text:style-name="P1"><draw:frame draw:style-name="fr2" draw:name="Image2" text:anchor-type="paragraph" svg:width="5.8854in" svg:height="4in" draw:z-index="1"><draw:image xlink:href="Pictures/10000201000002350000018041E644C6.png" xlink:type="simple" xlink:show="embed" xlink:actuate="onLoad"/></draw:frame></text:p>
      <text:p text:style-name="P1"><text:soft-page-break/>Sliding mode</text:p>
      <text:p text:style-name="P1"><draw:frame draw:style-name="fr2" draw:name="Image3" text:anchor-type="paragraph" svg:width="5.8335in" svg:height="3.9898in" draw:z-index="2"><draw:image xlink:href="Pictures/10000201000002300000017FF0AD66A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Lee</meta:initial-creator>
    <meta:creation-date>2016-02-25T17:39:57.661907688</meta:creation-date>
    <dc:date>2016-02-25T17:49:32.591273213</dc:date>
    <dc:creator>Jae Lee</dc:creator>
    <meta:editing-duration>P0D</meta:editing-duration>
    <meta:editing-cycles>1</meta:editing-cycles>
    <meta:document-statistic meta:table-count="0" meta:image-count="3" meta:object-count="0" meta:page-count="2" meta:paragraph-count="3" meta:word-count="5" meta:character-count="41" meta:non-whitespace-character-count="39"/>
    <meta:generator>LibreOffice/4.2.8.2$Linux_X86_64 LibreOffice_project/420m0$Build-2</meta:generator>
  </office:meta>
</office:document-meta>
</file>